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536" calcext:value-type="float">
            <text:p>1.53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.096" calcext:value-type="float">
            <text:p>4.09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.608" calcext:value-type="float">
            <text:p>4.60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.584" calcext:value-type="float">
            <text:p>3.58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.048" calcext:value-type="float">
            <text:p>2.0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.632" calcext:value-type="float">
            <text:p>5.63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144" calcext:value-type="float">
            <text:p>6.14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144" calcext:value-type="float">
            <text:p>6.14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144" calcext:value-type="float">
            <text:p>6.14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144" calcext:value-type="float">
            <text:p>6.14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.168" calcext:value-type="float">
            <text:p>7.16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144" calcext:value-type="float">
            <text:p>6.14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.096" calcext:value-type="float">
            <text:p>4.09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.096" calcext:value-type="float">
            <text:p>4.09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.048" calcext:value-type="float">
            <text:p>2.0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.048" calcext:value-type="float">
            <text:p>2.0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.048" calcext:value-type="float">
            <text:p>2.0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.048" calcext:value-type="float">
            <text:p>2.0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.048" calcext:value-type="float">
            <text:p>2.0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.048" calcext:value-type="float">
            <text:p>2.0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.584" calcext:value-type="float">
            <text:p>3.58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.048" calcext:value-type="float">
            <text:p>2.0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.072" calcext:value-type="float">
            <text:p>3.07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.096" calcext:value-type="float">
            <text:p>4.09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.072" calcext:value-type="float">
            <text:p>3.07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.048" calcext:value-type="float">
            <text:p>2.0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.048" calcext:value-type="float">
            <text:p>2.0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.048" calcext:value-type="float">
            <text:p>2.0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.048" calcext:value-type="float">
            <text:p>2.0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.048" calcext:value-type="float">
            <text:p>2.0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.048" calcext:value-type="float">
            <text:p>2.0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.048" calcext:value-type="float">
            <text:p>2.0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.048" calcext:value-type="float">
            <text:p>2.0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.048" calcext:value-type="float">
            <text:p>2.0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.048" calcext:value-type="float">
            <text:p>2.0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.048" calcext:value-type="float">
            <text:p>2.0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.048" calcext:value-type="float">
            <text:p>2.0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512" calcext:value-type="float">
            <text:p>0.5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.048" calcext:value-type="float">
            <text:p>2.0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.048" calcext:value-type="float">
            <text:p>2.0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.048" calcext:value-type="float">
            <text:p>2.0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.048" calcext:value-type="float">
            <text:p>2.0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.048" calcext:value-type="float">
            <text:p>2.0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.048" calcext:value-type="float">
            <text:p>2.0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.048" calcext:value-type="float">
            <text:p>2.0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.048" calcext:value-type="float">
            <text:p>2.0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.048" calcext:value-type="float">
            <text:p>2.0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072" calcext:value-type="float">
            <text:p>3.07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.584" calcext:value-type="float">
            <text:p>3.58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144" calcext:value-type="float">
            <text:p>6.14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.608" calcext:value-type="float">
            <text:p>4.60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.632" calcext:value-type="float">
            <text:p>5.63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144" calcext:value-type="float">
            <text:p>6.14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.68" calcext:value-type="float">
            <text:p>7.6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.192" calcext:value-type="float">
            <text:p>8.19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.168" calcext:value-type="float">
            <text:p>7.16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.12" calcext:value-type="float">
            <text:p>5.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144" calcext:value-type="float">
            <text:p>6.14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144" calcext:value-type="float">
            <text:p>6.14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144" calcext:value-type="float">
            <text:p>6.14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144" calcext:value-type="float">
            <text:p>6.14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144" calcext:value-type="float">
            <text:p>6.14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144" calcext:value-type="float">
            <text:p>6.14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.68" calcext:value-type="float">
            <text:p>7.6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656" calcext:value-type="float">
            <text:p>6.65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.096" calcext:value-type="float">
            <text:p>4.09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.096" calcext:value-type="float">
            <text:p>4.09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096" calcext:value-type="float">
            <text:p>4.09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.096" calcext:value-type="float">
            <text:p>4.09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.096" calcext:value-type="float">
            <text:p>4.09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.096" calcext:value-type="float">
            <text:p>4.09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.096" calcext:value-type="float">
            <text:p>4.09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.096" calcext:value-type="float">
            <text:p>4.09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.096" calcext:value-type="float">
            <text:p>4.09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.096" calcext:value-type="float">
            <text:p>4.09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.608" calcext:value-type="float">
            <text:p>4.60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144" calcext:value-type="float">
            <text:p>6.14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144" calcext:value-type="float">
            <text:p>6.14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144" calcext:value-type="float">
            <text:p>6.14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.632" calcext:value-type="float">
            <text:p>5.63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.096" calcext:value-type="float">
            <text:p>4.09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.096" calcext:value-type="float">
            <text:p>4.09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.096" calcext:value-type="float">
            <text:p>4.09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.096" calcext:value-type="float">
            <text:p>4.09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.096" calcext:value-type="float">
            <text:p>4.09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.048" calcext:value-type="float">
            <text:p>2.0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.048" calcext:value-type="float">
            <text:p>2.0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.048" calcext:value-type="float">
            <text:p>2.0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.048" calcext:value-type="float">
            <text:p>2.0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.048" calcext:value-type="float">
            <text:p>2.0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.048" calcext:value-type="float">
            <text:p>2.0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.048" calcext:value-type="float">
            <text:p>2.0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.048" calcext:value-type="float">
            <text:p>2.0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.584" calcext:value-type="float">
            <text:p>3.58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.048" calcext:value-type="float">
            <text:p>2.0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.048" calcext:value-type="float">
            <text:p>2.0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.048" calcext:value-type="float">
            <text:p>2.0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DV</text:p>
          </table:table-cell>
          <table:table-cell office:value-type="float" office:value="7.5" calcext:value-type="float">
            <text:p>7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06T14:50:10.849901061</meta:creation-date>
    <dc:date>2023-11-06T15:05:17.985446424</dc:date>
    <meta:editing-duration>PT1M34S</meta:editing-duration>
    <meta:editing-cycles>1</meta:editing-cycles>
    <meta:document-statistic meta:table-count="1" meta:cell-count="1200" meta:object-count="0"/>
    <meta:generator>LibreOffice/6.0.7.3$Linux_X86_64 LibreOffice_project/00m0$Build-3</meta:generator>
  </office:meta>
</office:document-meta>
</file>